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bzsnat3b5arg"/><text:span text:style-name="T1">Objetivos semanales</text:span></text:p>
      <text:p text:style-name="Standard">Empezamos el 28/12</text:p>
      <text:p text:style-name="Standard">Yandy: dibujar un personaje caminando, hacer un objeto de escenario (arbusto).</text:p>
      <text:p text:style-name="Standard">Mauro: Hacer un menu con opciones super basico y lograr entrar a un escenario, mover un macaco con una tecla.</text:p>
      <text:p text:style-name="Standard">General: Agregar dos personajes.</text:p>
      <text:p text:style-name="Heading_20_1"><text:bookmark text:name="_iz53pltig53x"/><text:span text:style-name="T1">Personajes</text:span></text:p>
      <text:p text:style-name="Heading_20_2"><text:bookmark text:name="_mdyzh5msi4cu"/><text:span text:style-name="T1">Kakashi</text:span></text:p>
      <text:p text:style-name="P1">Usa espada de una mano y magia.</text:p>
      <text:p text:style-name="P1">Hijo del señor feudal</text:p>
      <text:p text:style-name="P1">Tranquilo.</text:p>
      <text:p text:style-name="P1"/>
      <text:p text:style-name="Heading_20_2"><text:bookmark text:name="_p5v3nzk5cl1b"/><text:span text:style-name="T1">Ino</text:span></text:p>
      <text:p text:style-name="P1">Usa libro mágico y patadas</text:p>
      <text:p text:style-name="P1">Hija de un campesino</text:p>
      <text:p text:style-name="P1">Rebelde </text:p>
      <text:p text:style-name="Heading_20_2"><text:bookmark text:name="_gamvx4tdk7q1"/><text:span text:style-name="T1">Herrero </text:span></text:p>
      <text:p text:style-name="Standard">(Barba, feliz, inspirador?)</text:p>
      <text:p text:style-name="Heading_20_2"><text:bookmark text:name="_gamvx4tdk7q11"/><text:span text:style-name="T1">Mago</text:span></text:p>
      <text:p text:style-name="Standard">(Solitario, misterioso, sabio?)</text:p>
      <text:p text:style-name="Heading_20_2"><text:bookmark text:name="_n1yo5zjpb7i0"/><text:span text:style-name="T1">Cantinero </text:span></text:p>
      <text:p text:style-name="Standard">(No sigue los estándares morales, soberbio, <text:s/>Egoísta?)</text:p>
      <text:p text:style-name="Heading_20_2"><text:bookmark text:name="_gamvx4tdk7q12"/><text:span text:style-name="T1">Angel-Diablo </text:span></text:p>
      <text:p text:style-name="Standard">(Macanudo, doble sentido, sincero siempre, tergiversa las palabras?)</text:p>
      <text:p text:style-name="Heading_20_1"><text:bookmark text:name="_oxebblhthiyh"/><text:span text:style-name="T1">Lugares</text:span></text:p>
      <text:p text:style-name="Heading_20_2"><text:bookmark text:name="_aa24c28me66"/>Reino 1</text:p>
      <text:p text:style-name="Heading_20_2"><text:bookmark text:name="_aa24c28me661"/><text:soft-page-break/>Reino 2</text:p>
      <text:p text:style-name="Heading_20_2"><text:bookmark text:name="_aa24c28me662"/>Pantano </text:p>
      <text:p text:style-name="Heading_20_2"><text:bookmark text:name="_aa24c28me663"/>Bosque 1</text:p>
      <text:p text:style-name="Heading_20_2"><text:bookmark text:name="_aa24c28me664"/>Casa del mago </text:p>
      <text:p text:style-name="Heading_20_2"><text:bookmark text:name="_aa24c28me665"/>Pila de cadáveres</text:p>
      <text:p text:style-name="Heading_20_1"><text:bookmark text:name="_c1a07kv04973"/><text:span text:style-name="T1">Historia</text:span></text:p>
      <text:p text:style-name="P1"/>
      <text:p text:style-name="P1">Kakashi</text:p>
      <text:p text:style-name="P1">Se ve la vista del castillo, se escucha un golpe fuerte y la pantalla se vuelve negra.</text:p>
      <text:p text:style-name="P1">Kakashi aparece en una especie de paraíso frente a un ángel, se ponen a hablar.</text:p>
      <text:p text:style-name="P1">Luego te despierte un mago en una pila de cadáveres, se sorprende ver a un zombie.</text:p>
      <text:p text:style-name="P1">Haces algunos favores para el mago (mini tutorial) y luego te manda a la ciudad para informarte más.</text:p>
      <text:p text:style-name="P1"/>
      <text:p text:style-name="P1"/>
      <text:p text:style-name="P1">Ino</text:p>
      <text:p text:style-name="P1">Aparece un árbol y un lamento (llanto de una loca), pantalla en negro.</text:p>
      <text:p text:style-name="P1">Ino aparece en una especie de paraíso frente a un ángel, se ponen a hablar.</text:p>
      <text:p text:style-name="P1">Luego despierta en una pila de cada cadáveres y reconoce un libro que tiene entre la ropa. Lo lee y se cruza con matones que intentan arrebatarlo y los limpia a todos menos a uno, el cual se escabulle hacia Jerusalem.</text:p>
      <text:p text:style-name="P1"/>
      <text:p text:style-name="P1">Por fuera de la historia de Naruto</text:p>
      <text:p text:style-name="P1">Guerra entre dos reinos por la muerte de kakashi (Justo en el momento en que un escolta del reino opuesto vino a negociar)</text:p>
      <text:p text:style-name="P1"/>
      <text:p text:style-name="Heading_20_1"><text:bookmark text:name="_51tsb7dldgu"/>Mecánicas de juego</text:p>
      <text:p text:style-name="Heading_20_2"><text:bookmark text:name="_dplhbk42h57x"/>Estamina</text:p>
      <text:p text:style-name="Heading_20_2"><text:bookmark text:name="_ut4ppn8no55"/>Alquimia</text:p>
      <text:p text:style-name="Standard"><text:s/>(En cualquier momento de la partida puedes hacer una fogata y combinar objetos para hacer pociones, dependiendo de tus estadísticas y recursos puede salir perfecta, neutral o defectuosa la poción.)</text:p>
      <text:p text:style-name="Heading_20_2"><text:bookmark text:name="_rullhjsnjk25"/><text:soft-page-break/>Árbol de habilidades y pasivas.</text:p>
      <text:p text:style-name="Standard"/>
      <text:p text:style-name="Heading_20_1"><text:bookmark text:name="_iy4yhknqk3xd"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6" meta:word-count="312" meta:character-count="1821" meta:non-whitespace-character-count="1547"/>
    <meta:generator>LibreOfficeDev/6.0.5.2$Linux_X86_64 LibreOffice_project/</meta:generator>
  </office:meta>
</office:document-meta>
</file>